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language="en" fo:country="US"/>
    </style:style>
    <style:style style:name="P2" style:parent-style-name="Standard" style:family="paragraph">
      <style:text-properties fo:font-weight="bold" style:font-weight-asian="bold" style:font-weight-complex="bold" fo:language="en" fo:country="US"/>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style>
    <style:style style:name="P5" style:parent-style-name="Standard" style:list-style-name="LFO1" style:family="paragraph"/>
    <style:style style:name="T6" style:parent-style-name="Absatz-Standardschriftart" style:family="text">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T9" style:parent-style-name="Absatz-Standardschriftart" style:family="text">
      <style:text-properties fo:font-weight="bold" style:font-weight-asian="bold" style:font-weight-complex="bold"/>
    </style:style>
    <style:style style:name="P10" style:parent-style-name="Standard" style:list-style-name="LFO1" style:family="paragraph"/>
    <style:style style:name="T11" style:parent-style-name="Absatz-Standardschriftart" style:family="text">
      <style:text-properties fo:font-weight="bold" style:font-weight-asian="bold" style:font-weight-complex="bold"/>
    </style:style>
    <style:style style:name="P12" style:parent-style-name="Standard" style:list-style-name="LFO1" style:family="paragraph"/>
    <style:style style:name="T13" style:parent-style-name="Absatz-Standardschriftart" style:family="text">
      <style:text-properties fo:font-weight="bold" style:font-weight-asian="bold" style:font-weight-complex="bold"/>
    </style:style>
    <style:style style:name="P14" style:parent-style-name="Standard" style:list-style-name="LFO1" style:family="paragraph"/>
    <style:style style:name="T15" style:parent-style-name="Absatz-Standardschriftart" style:family="text">
      <style:text-properties fo:font-weight="bold" style:font-weight-asian="bold" style:font-weight-complex="bold"/>
    </style:style>
    <style:style style:name="P16" style:parent-style-name="Standard" style:list-style-name="LFO1"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family="paragraph">
      <style:text-properties fo:font-weight="bold" style:font-weight-asian="bold" style:font-weight-complex="bold"/>
    </style:style>
    <style:style style:name="P23" style:parent-style-name="Standard" style:list-style-name="LFO2" style:family="paragraph"/>
    <style:style style:name="T24" style:parent-style-name="Absatz-Standardschriftart" style:family="text">
      <style:text-properties fo:font-weight="bold" style:font-weight-asian="bold" style:font-weight-complex="bold"/>
    </style:style>
    <style:style style:name="P25" style:parent-style-name="Standard" style:list-style-name="LFO2" style:family="paragraph"/>
    <style:style style:name="T26" style:parent-style-name="Absatz-Standardschriftart" style:family="text">
      <style:text-properties fo:font-weight="bold" style:font-weight-asian="bold" style:font-weight-complex="bold"/>
    </style:style>
    <style:style style:name="P27" style:parent-style-name="Standard" style:list-style-name="LFO2" style:family="paragraph"/>
    <style:style style:name="T28" style:parent-style-name="Absatz-Standardschriftar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list-style-name="LFO7" style:family="paragraph"/>
    <style:style style:name="T31" style:parent-style-name="Absatz-Standardschriftart" style:family="text">
      <style:text-properties fo:font-weight="bold" style:font-weight-asian="bold" style:font-weight-complex="bold"/>
    </style:style>
    <style:style style:name="P32" style:parent-style-name="Standard" style:list-style-name="LFO7" style:family="paragraph"/>
    <style:style style:name="T33" style:parent-style-name="Absatz-Standardschriftart" style:family="text">
      <style:text-properties fo:font-weight="bold" style:font-weight-asian="bold" style:font-weight-complex="bold"/>
    </style:style>
    <style:style style:name="P34" style:parent-style-name="Standard" style:list-style-name="LFO7" style:family="paragraph"/>
    <style:style style:name="T35" style:parent-style-name="Absatz-Standardschriftart" style:family="text">
      <style:text-properties fo:font-weight="bold" style:font-weight-asian="bold" style:font-weight-complex="bold"/>
    </style:style>
    <style:style style:name="P36" style:parent-style-name="Standard" style:list-style-name="LFO7" style:family="paragraph"/>
    <style:style style:name="T37" style:parent-style-name="Absatz-Standardschriftart" style:family="text">
      <style:text-properties fo:font-weight="bold" style:font-weight-asian="bold" style:font-weight-complex="bold"/>
    </style:style>
    <style:style style:name="P38" style:parent-style-name="Standard" style:list-style-name="LFO7" style:family="paragraph">
      <style:text-properties fo:font-weight="bold" style:font-weight-asian="bold" style:font-weight-complex="bold"/>
    </style:style>
    <style:style style:name="P39" style:parent-style-name="Standard" style:list-style-name="LFO7" style:family="paragraph"/>
    <style:style style:name="T40" style:parent-style-name="Absatz-Standardschriftart" style:family="text">
      <style:text-properties fo:font-weight="bold" style:font-weight-asian="bold" style:font-weight-complex="bold"/>
    </style:style>
    <style:style style:name="P41" style:parent-style-name="Standard" style:list-style-name="LFO7" style:family="paragraph"/>
    <style:style style:name="T42" style:parent-style-name="Absatz-Standardschriftart" style:family="text">
      <style:text-properties fo:font-weight="bold" style:font-weight-asian="bold" style:font-weight-complex="bold"/>
    </style:style>
    <style:style style:name="P43" style:parent-style-name="Standard" style:list-style-name="LFO7" style:family="paragraph"/>
    <style:style style:name="T44" style:parent-style-name="Absatz-Standardschriftart" style:family="text">
      <style:text-properties fo:font-weight="bold" style:font-weight-asian="bold" style:font-weight-complex="bold"/>
    </style:style>
    <style:style style:name="P45" style:parent-style-name="Standard" style:list-style-name="LFO7" style:family="paragraph"/>
    <style:style style:name="T46" style:parent-style-name="Absatz-Standardschriftart" style:family="text">
      <style:text-properties fo:font-weight="bold" style:font-weight-asian="bold" style:font-weight-complex="bold"/>
    </style:style>
    <style:style style:name="T47" style:parent-style-name="Absatz-Standardschriftart" style:family="text">
      <style:text-properties fo:font-weight="bold" style:font-weight-asian="bold" style:font-weight-complex="bold"/>
    </style:style>
    <style:style style:name="P48" style:parent-style-name="Standard" style:list-style-name="LFO3" style:family="paragraph"/>
    <style:style style:name="T49" style:parent-style-name="Absatz-Standardschriftart" style:family="text">
      <style:text-properties fo:font-weight="bold" style:font-weight-asian="bold" style:font-weight-complex="bold"/>
    </style:style>
    <style:style style:name="P50" style:parent-style-name="Standard" style:list-style-name="LFO3" style:family="paragraph"/>
    <style:style style:name="T51" style:parent-style-name="Absatz-Standardschriftart" style:family="text">
      <style:text-properties fo:font-weight="bold" style:font-weight-asian="bold" style:font-weight-complex="bold"/>
    </style:style>
    <style:style style:name="P52" style:parent-style-name="Standard" style:list-style-name="LFO3" style:family="paragraph"/>
    <style:style style:name="T53" style:parent-style-name="Absatz-Standardschriftart" style:family="text">
      <style:text-properties fo:font-weight="bold" style:font-weight-asian="bold" style:font-weight-complex="bold"/>
    </style:style>
    <style:style style:name="P54" style:parent-style-name="Standard" style:list-style-name="LFO3" style:family="paragraph"/>
    <style:style style:name="T55" style:parent-style-name="Absatz-Standardschriftart" style:family="text">
      <style:text-properties fo:font-weight="bold" style:font-weight-asian="bold" style:font-weight-complex="bold"/>
    </style:style>
    <style:style style:name="P56" style:parent-style-name="Standard" style:list-style-name="LFO3" style:family="paragraph"/>
    <style:style style:name="T57" style:parent-style-name="Absatz-Standardschriftar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4" style:family="paragraph"/>
    <style:style style:name="P60" style:parent-style-name="Standard" style:list-style-name="LFO4" style:family="paragraph"/>
    <style:style style:name="P61" style:parent-style-name="Standard" style:list-style-name="LFO4" style:family="paragraph"/>
    <style:style style:name="P62" style:parent-style-name="Standard" style:list-style-name="LFO4" style:family="paragraph"/>
    <style:style style:name="T63" style:parent-style-name="Absatz-Standardschriftart" style:family="text">
      <style:text-properties fo:font-weight="bold" style:font-weight-asian="bold" style:font-weight-complex="bold"/>
    </style:style>
    <style:style style:name="T64" style:parent-style-name="Absatz-Standardschriftart" style:family="text">
      <style:text-properties fo:font-weight="bold" style:font-weight-asian="bold" style:font-weight-complex="bold"/>
    </style:style>
    <style:style style:name="P65" style:parent-style-name="Standard" style:list-style-name="LFO8" style:family="paragraph"/>
    <style:style style:name="P66" style:parent-style-name="Standard" style:list-style-name="LFO8" style:family="paragraph"/>
    <style:style style:name="P67" style:parent-style-name="Standard" style:family="paragraph">
      <style:text-properties fo:font-weight="bold" style:font-weight-asian="bold" style:font-weight-complex="bold"/>
    </style:style>
    <style:style style:name="P68" style:parent-style-name="Standard" style:list-style-name="LFO9" style:family="paragraph"/>
    <style:style style:name="T69" style:parent-style-name="Absatz-Standardschriftart" style:family="text">
      <style:text-properties fo:font-weight="bold" style:font-weight-asian="bold" style:font-weight-complex="bold"/>
    </style:style>
    <style:style style:name="P70" style:parent-style-name="Standard" style:list-style-name="LFO9" style:family="paragraph"/>
    <style:style style:name="T71" style:parent-style-name="Absatz-Standardschriftar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list-style-name="LFO10" style:family="paragraph"/>
    <style:style style:name="P75" style:parent-style-name="Standard" style:list-style-name="LFO10" style:family="paragraph"/>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list-style-name="LFO5" style:family="paragraph"/>
    <style:style style:name="P79" style:parent-style-name="Standard" style:list-style-name="LFO5" style:family="paragraph"/>
    <style:style style:name="T80" style:parent-style-name="Absatz-Standardschriftart" style:family="text">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list-style-name="LFO6" style:family="paragraph"/>
    <style:style style:name="T83" style:parent-style-name="Absatz-Standardschriftart" style:family="text">
      <style:text-properties fo:font-weight="bold" style:font-weight-asian="bold" style:font-weight-complex="bold"/>
    </style:style>
    <style:style style:name="P84" style:parent-style-name="Standard" style:family="paragraph">
      <style:text-properties fo:font-weight="bold" style:font-weight-asian="bold" style:font-weight-complex="bold" fo:language="en" fo:country="US"/>
    </style:style>
    <style:style style:name="P85" style:parent-style-name="Standard" style:list-style-name="LFO5" style:family="paragraph"/>
    <style:style style:name="T86" style:parent-style-name="Absatz-Standardschriftart" style:family="text">
      <style:text-properties fo:font-weight="bold" style:font-weight-asian="bold" style:font-weight-complex="bold"/>
    </style:style>
    <style:style style:name="P87" style:parent-style-name="Standard" style:list-style-name="LFO5" style:family="paragraph"/>
    <style:style style:name="T88" style:parent-style-name="Absatz-Standardschriftart" style:family="text">
      <style:text-properties fo:font-weight="bold" style:font-weight-asian="bold" style:font-weight-complex="bold"/>
    </style:style>
    <style:style style:name="P89" style:parent-style-name="Standard" style:family="paragraph">
      <style:text-properties fo:font-weight="bold" style:font-weight-asian="bold" style:font-weight-complex="bold" fo:language="en" fo:country="US"/>
    </style:style>
    <style:style style:name="P90" style:parent-style-name="Standard" style:list-style-name="LFO5" style:family="paragraph"/>
    <style:style style:name="T91" style:parent-style-name="Absatz-Standardschriftar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list-style-name="LFO5" style:family="paragraph"/>
    <style:style style:name="P94" style:parent-style-name="Standard" style:family="paragraph">
      <style:text-properties fo:font-weight="bold" style:font-weight-asian="bold" style:font-weight-complex="bold"/>
    </style:style>
  </office:automatic-styles>
  <office:body>
    <office:text text:use-soft-page-breaks="true">
      <text:p text:style-name="P1">Monster Trading Cards Game - ProjektprotokollFINAL</text:p>
      <text:p text:style-name="P2">1. App-Design</text:p>
      <text:list text:style-name="LFO1" text:continue-numbering="true">
        <text:list-item>
          <text:p text:style-name="P3"><text:span text:style-name="T4">Ziel</text:span>: Das Ziel dieses Projekts ist es, ein serverbasiertes Trading Card Game zu entwickeln, bei dem Spieler sich registrieren, anmelden, Karten kaufen und gegen andere Spieler kämpfen können. Die Applikation soll eine REST-basierte Schnittstelle bieten und ohne HTTP-Helper-Framework funktionieren.</text:p>
        </text:list-item>
        <text:list-item>
          <text:p text:style-name="P5"><text:span text:style-name="T6">Architektur</text:span>:</text:p>
          <text:list text:continue-numbering="true">
            <text:list-item>
              <text:p text:style-name="P7">Die Anwendung ist als REST-Server implementiert, der eingehende Anfragen von Clients entgegennimmt und diese basierend auf den bereitgestellten HTTP-Methoden (GET, POST, PUT) verarbeitet.</text:p>
            </text:list-item>
            <text:list-item>
              <text:p text:style-name="P8"><text:span text:style-name="T9">Schichtenarchitektur</text:span>:</text:p>
              <text:list text:continue-numbering="true">
                <text:list-item>
                  <text:p text:style-name="P10"><text:span text:style-name="T11">Datenbank-Schicht</text:span>: PostgreSQL-Datenbank für die Speicherung von Benutzern, Karten und Paketen.</text:p>
                </text:list-item>
                <text:list-item>
                  <text:p text:style-name="P12"><text:span text:style-name="T13">Business-Logik-Schicht</text:span>: Zuständig für das Verarbeiten von Geschäftslogik wie Benutzeranmeldung, Kartenerstellung, Paketverwaltung und Spielmechaniken.</text:p>
                </text:list-item>
                <text:list-item>
                  <text:p text:style-name="P14"><text:span text:style-name="T15">REST-API-Schicht</text:span>: Diese Schicht verarbeitet die HTTP-Anfragen und leitet sie an die entsprechenden Methoden der Business-Logik weiter.</text:p>
                </text:list-item>
              </text:list>
            </text:list-item>
          </text:list>
        </text:list-item>
        <text:list-item>
          <text:p text:style-name="P16"><text:span text:style-name="T17">Technologien</text:span>:</text:p>
          <text:list text:continue-numbering="true">
            <text:list-item>
              <text:p text:style-name="P18">Programmiersprache: Java</text:p>
            </text:list-item>
            <text:list-item>
              <text:p text:style-name="P19">Datenbank: PostgreSQL</text:p>
            </text:list-item>
            <text:list-item>
              <text:p text:style-name="P20">Client-Kommunikation: REST API (über HTTP)</text:p>
            </text:list-item>
            <text:list-item>
              <text:p text:style-name="P21">Authentifizierung: Token-basiert (Bearer Token)</text:p>
            </text:list-item>
          </text:list>
        </text:list-item>
      </text:list>
      <text:p text:style-name="P22">2. Entscheidungen</text:p>
      <text:list text:style-name="LFO2" text:continue-numbering="true">
        <text:list-item>
          <text:p text:style-name="P23"><text:span text:style-name="T24">Verwendung eines eigenen HTTP-Servers</text:span>: Es wurde entschieden, keinen bestehenden HTTP-Helper-Framework (wie Spring) zu verwenden, um eine tiefere Kontrolle über das Routing und das Parsing von HTTP-Anfragen zu haben.<text:s/></text:p>
        </text:list-item>
        <text:list-item>
          <text:p text:style-name="P25"><text:span text:style-name="T26">Token-basierte Authentifizierung</text:span>: Die Sicherheit der Applikation wird durch Bearer Tokens gewährleistet, die bei der Anmeldung generiert und für geschützte Endpunkte verwendet werden.</text:p>
        </text:list-item>
        <text:list-item>
          <text:p text:style-name="P27"><text:span text:style-name="T28">Verwendung von PostgreSQL</text:span>: PostgreSQL wurde als Datenbanksystem gewählt, um eine robuste und skalierbare Speicherung der Benutzer- und Spieldaten sicherzustellen.</text:p>
        </text:list-item>
      </text:list>
      <text:p text:style-name="P29">3. Neue Entwicklungen</text:p>
      <text:list text:style-name="LFO7" text:continue-numbering="true">
        <text:list-item>
          <text:p text:style-name="P30"><text:span text:style-name="T31">Refaktorisierung des RequestHandlers:<text:s/></text:span>Der ursprüngliche RequestHandler wurde aufgeteilt in:</text:p>
          <text:list text:continue-numbering="true">
            <text:list-item>
              <text:p text:style-name="P32"><text:span text:style-name="T33">PostRequestHandler</text:span><text:s/>für die Verarbeitung von POST-Anfragen</text:p>
            </text:list-item>
            <text:list-item>
              <text:p text:style-name="P34"><text:span text:style-name="T35">GetRequestHandler</text:span><text:s/>für die Verarbeitung von GET-Anfragen</text:p>
            </text:list-item>
            <text:list-item>
              <text:p text:style-name="P36"><text:span text:style-name="T37">PutRequestHandler<text:s/></text:span>für die Verarbeitung von PUT-Anfragen</text:p>
            </text:list-item>
          </text:list>
        </text:list-item>
        <text:list-item>
          <text:p text:style-name="P38">Neuerungen im Spielmechanismus:</text:p>
          <text:list text:continue-numbering="true">
            <text:list-item>
              <text:p text:style-name="P39"><text:span text:style-name="T40">Battle:<text:s/></text:span>Eine neue Klasse für die Verwaltung von Kämpfen zwischen Spielern, inklusive der Berechnung des Schadens und des Ausgangs eines Spiels.</text:p>
            </text:list-item>
            <text:list-item>
              <text:p text:style-name="P41"><text:span text:style-name="T42">BattleLog:<text:s/></text:span>Ein Protokollsystem, das die Ereignisse während eines Kampfes aufzeichnet und es den Spielern ermöglicht, den Verlauf eines Spiels nachzuvollziehen.</text:p>
            </text:list-item>
            <text:list-item>
              <text:p text:style-name="P43"><text:span text:style-name="T44">Scoreboard</text:span>: Eine Rangliste, die die besten Spieler nach ihrem Spielstand anzeigt.</text:p>
            </text:list-item>
          </text:list>
        </text:list-item>
        <text:list-item>
          <text:p text:style-name="P45"><text:span text:style-name="T46">Unit-Tests:</text:span><text:s/>Über 20 Unit-Tests wurden für die verschiedenen Klassen und Methoden erstellt, darunter Tests für die Datenbankoperationen, Authentifizierung und Spielmechanik.</text:p>
        </text:list-item>
      </text:list>
      <text:p text:style-name="Standard"><text:span text:style-name="T47">REST-API-Endpunkte</text:span>:</text:p>
      <text:list text:style-name="LFO3" text:continue-numbering="true">
        <text:list-item>
          <text:list>
            <text:list-item>
              <text:p text:style-name="P48"><text:span text:style-name="T49">POST /users</text:span>: Registriert einen neuen Benutzer.</text:p>
            </text:list-item>
            <text:list-item>
              <text:p text:style-name="P50"><text:span text:style-name="T51">POST /sessions</text:span>: Meldet einen Benutzer an und generiert ein Token.</text:p>
            </text:list-item>
            <text:list-item>
              <text:p text:style-name="P52"><text:span text:style-name="T53">GET /users/{username}</text:span>: Ruft die Informationen eines Benutzers ab.</text:p>
            </text:list-item>
            <text:list-item>
              <text:p text:style-name="P54"><text:span text:style-name="T55">PUT /users/{username}</text:span>: Aktualisiert die Informationen eines Benutzers.</text:p>
            </text:list-item>
            <text:list-item>
              <text:p text:style-name="P56"><text:span text:style-name="T57">POST /packages</text:span>: Erstellt ein neues Paket aus Karten.</text:p>
            </text:list-item>
          </text:list>
        </text:list-item>
      </text:list>
      <text:p text:style-name="P58">4. Token-basierte Sicherheit</text:p>
      <text:list text:style-name="LFO4" text:continue-numbering="true">
        <text:list-item>
          <text:p text:style-name="P59">Benutzer müssen bei der Anmeldung ein Bearer Token erhalten, das sie bei allen weiteren geschützten Anfragen in der Authorization-Header senden müssen.</text:p>
        </text:list-item>
        <text:list-item>
          <text:p text:style-name="P60">Beispiel:</text:p>
          <text:list text:continue-numbering="true">
            <text:list-item>
              <text:p text:style-name="P61">Authorization: Bearer &lt;username&gt;-mtcgToken</text:p>
            </text:list-item>
          </text:list>
        </text:list-item>
        <text:list-item>
          <text:p text:style-name="P62">Geschützte Endpunkte überprüfen den Token und geben bei fehlender oder ungültiger Authentifizierung den HTTP-Statuscode 401 Unauthorized zurück.</text:p>
        </text:list-item>
      </text:list>
      <text:p text:style-name="Standard"><text:span text:style-name="T63">5.</text:span><text:s/><text:span text:style-name="T64">Datenbankoperationen</text:span></text:p>
      <text:list text:style-name="LFO8" text:continue-numbering="true">
        <text:list-item>
          <text:p text:style-name="P65">In der finalen Version wurde die Datenbankstruktur optimiert, um eine vollständige Erfassung und Verwaltung der Benutzerdaten, Kartendaten und Paketdaten zu ermöglichen.</text:p>
        </text:list-item>
        <text:list-item>
          <text:p text:style-name="P66">Die Datenbankoperationen (z.B. Einfügen und Abrufen von Daten) wurden angepasst, um die neuen Funktionalitäten wie das Speichern von Kampfergebnissen, die Verwaltung von Karten und Paketen sowie die Nutzerinteraktionen abzubilden.</text:p>
        </text:list-item>
      </text:list>
      <text:p text:style-name="P67">6. Probleme und Herausforderungen</text:p>
      <text:list text:style-name="LFO9" text:continue-numbering="true">
        <text:list-item>
          <text:p text:style-name="P68"><text:span text:style-name="T69">HTTP-Requests:<text:s/></text:span>Zu Beginn gab es Probleme mit der Handhabung der HTTP-Anfragen. Besonders das Parsen und Validieren der JSON-Daten und das korrekte Routing von Anfragen sorgten für Verzögerungen. Diese Probleme konnten jedoch durch die Aufteilung der RequestHandler-Klassen und detaillierte Tests gelöst werden.</text:p>
        </text:list-item>
        <text:list-item>
          <text:p text:style-name="P70"><text:span text:style-name="T71">Datenbankstruktur:<text:s/></text:span>Ein weiteres Problem war die Gestaltung einer effizienten Datenbankstruktur, insbesondere in Bezug auf die Beziehungen zwischen Benutzern, Karten und Paketen. Die Entwicklung der Datenbankoperationen erforderte viel Zeit, um sicherzustellen, dass alle Daten korrekt gespeichert und abgerufen werden konnten.</text:p>
        </text:list-item>
      </text:list>
      <text:p text:style-name="P72"/>
      <text:p text:style-name="P73">7.<text:s/>Zeiteinsatz</text:p>
      <text:list text:style-name="LFO10" text:continue-numbering="true">
        <text:list-item>
          <text:p text:style-name="P74">Gesamtzeitaufwand: Etwa 80 Stunden wurden in das Projekt investiert. Die meiste Zeit wurde in die Implementierung der Geschäftslogik, die Optimierung der Datenbankoperationen und die Bearbeitung der HTTP-Anfragen investiert.</text:p>
        </text:list-item>
        <text:list-item>
          <text:p text:style-name="P75">Zu Beginn gab es einige Herausforderungen bei der Implementierung der REST-API und der Konfiguration der PostgreSQL-Datenbank. Der Fokus lag darauf, eine saubere Trennung der Verantwortlichkeiten zwischen den verschiedenen Schichten der Anwendung zu gewährleisten.</text:p>
        </text:list-item>
      </text:list>
      <text:p text:style-name="P76"/>
      <text:p text:style-name="Standard"/>
      <text:p text:style-name="P77">8. Git-Repository</text:p>
      <text:list text:style-name="LFO5" text:continue-numbering="true">
        <text:list-item>
          <text:p text:style-name="P78">Der gesamte Quellcode und die Dokumentation sind im Git-Repository zu finden:</text:p>
          <text:list text:continue-numbering="true">
            <text:list-item>
              <text:p text:style-name="P79"><text:span text:style-name="T80">Link zum Git-Repository</text:span>: https://github.com/Dom4i/MonsterTradingCards</text:p>
            </text:list-item>
          </text:list>
        </text:list-item>
      </text:list>
      <text:p text:style-name="P81">9. Diagramme</text:p>
      <text:list text:style-name="LFO6" text:continue-numbering="true">
        <text:list-item>
          <text:p text:style-name="P82"><text:span text:style-name="T83">Klassendiagramm</text:span>:</text:p>
        </text:list-item>
      </text:list>
      <text:p text:style-name="Standard">Das Klassendiagramm wurde erweitert, um die neuen Klassen wie Battle, BattleLog, und Scoreboard sowie deren Beziehungen zu den bestehenden Klassen (z.B. User, Card, Package) darzustellen.</text:p>
      <text:p text:style-name="P84">10. Lessons learned</text:p>
      <text:list text:style-name="LFO5" text:continue-numbering="true">
        <text:list-item>
          <text:p text:style-name="P85"><text:span text:style-name="T86">Klare Strukturierung:</text:span><text:s/>Egal ob bei der Datenbank, dem Routing oder bei den einzelnen Klassen, es ist sehr wichtig eine gute Struktur zu finden (habe sehr viel Zeit mit refactoring verschwendet, weil ich die Struktur am Anfang nicht überdacht habe). Auch jetzt würde ich die Struktur nichtmehr so machen, aber will auch nicht nochmal alles umändern.</text:p>
        </text:list-item>
        <text:list-item>
          <text:p text:style-name="P87"><text:span text:style-name="T88">Testen von Geschäftslogik:</text:span><text:s/>Das Testen war eine Herausforderung, vorallem immer wenn etwas mit der Datenbank passierte. Es musste immer erstellt und gleich wieder gelöscht werden. Und auch jetzt noch funktionieren nur immer alle Tests, wenn die Datenbank leer ist, was auch nicht so sein sollte. Das nächste mal lieber eine eigene Datenbank zum Testen verwenden.</text:p>
        </text:list-item>
      </text:list>
      <text:p text:style-name="P89">11. Unit Tests</text:p>
      <text:list text:style-name="LFO5" text:continue-numbering="true">
        <text:list-item>
          <text:p text:style-name="P90"><text:span text:style-name="T91">Testabdeckung:<text:s/></text:span>Ich habe über 20 Unittests und davon sind fast die Hälfte etwas von der Kampflogik, weil dies für mich am meisten Sinn hatte. Ich teste auch keine getter oder setter weil das für mich auch nicht sehr viel Sinn hat. Am Anfang habe ich komplette PostRequests getestet, dabei wurden natürlich sehr viele Funktionen in einem getestet und auch die Datenbank wurde dabei verändert und gleich wieder gelöscht, was aber<text:s/><text:soft-page-break/>nicht wirklich der Sinn eines Unittests ist. Ich habe die Tests jedoch gelassen, weil sie ja trotzdem funktionieren.</text:p>
        </text:list-item>
      </text:list>
      <text:p text:style-name="Standard"/>
      <text:p text:style-name="P92">12. Unique Feature</text:p>
      <text:list text:style-name="LFO5" text:continue-numbering="true">
        <text:list-item>
          <text:p text:style-name="P93">Mein Spiel läuft so ab, dass immer 5 Runden gespielt werden und wenn jemand drei Mal gewinnt, gewinnt er alle 4 Karten aus dem Deck des Gegners und bekommt 3 Punkte, der andere verliert 5 Punkte, auch ein 2 zu 2 ist möglich und dann passiert nichts (Unentschieden).<text:s/>Als „unique“ Feature<text:s/>habe ich ein paar Sonderfälle hinzugefügt: Wenn man 3 zu 0 gegen jemanden gewinnt, bekommt man 5 statt 3 Punkte. Ich habe auch noch einen Spezialfall hinzugefügt, bei dem der Wassergoblin immer gegen den Wasserzauber gewinnt, weil er darübergleiten kann.</text:p>
        </text:list-item>
      </text:list>
      <text:p text:style-name="P94"/>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paragraph-properties fo:line-height="106%"/>
      <style:text-properties style:font-name="Aptos" style:font-name-asian="Aptos" style:font-name-complex="Times New Roman" style:letter-kerning="tru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ominik Schrenk</meta:initial-creator>
    <dc:creator>Dominik Schrenk</dc:creator>
    <meta:creation-date>2025-01-07T15:44:00Z</meta:creation-date>
    <dc:date>2025-01-07T15:45:00Z</dc:date>
    <meta:template xlink:href="Normal.dotm" xlink:type="simple"/>
    <meta:editing-cycles>1</meta:editing-cycles>
    <meta:editing-duration>PT0S</meta:editing-duration>
    <meta:document-statistic meta:page-count="4" meta:paragraph-count="14" meta:word-count="975" meta:character-count="7108" meta:row-count="51" meta:non-whitespace-character-count="6147"/>
  </office:meta>
</office:document-meta>
</file>